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bf0041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5" table:default-cell-style-name="ce2"/>
        <table:table-column table:style-name="co1" table:number-columns-repeated="2" table:default-cell-style-name="ce4"/>
        <table:table-column table:style-name="co1" table:number-columns-repeated="4" table:default-cell-style-name="ce2"/>
        <table:table-row table:style-name="ro1">
          <table:table-cell/>
          <table:table-cell table:style-name="ce1" office:value-type="string" calcext:value-type="string" table:number-columns-spanned="4" table:number-rows-spanned="1">
            <text:p>Вольфрам</text:p>
          </table:table-cell>
          <table:covered-table-cell table:style-name="Default"/>
          <table:covered-table-cell/>
          <table:covered-table-cell table:style-name="Default"/>
          <table:table-cell table:style-name="Default" office:value-type="string" calcext:value-type="string">
            <text:p>m0</text:p>
          </table:table-cell>
          <table:table-cell table:style-name="Default" office:value-type="float" office:value="150.766" calcext:value-type="float">
            <text:p>150.766</text:p>
          </table:table-cell>
          <table:table-cell table:style-name="Default" table:number-columns-repeated="2"/>
          <table:table-cell table:style-name="Default" office:value-type="string" calcext:value-type="string">
            <text:p>SN</text:p>
          </table:table-cell>
          <table:table-cell table:style-name="Default" office:value-type="float" office:value="0.0072" calcext:value-type="float">
            <text:p>0.0072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№</text:p>
          </table:table-cell>
          <table:table-cell office:value-type="string" calcext:value-type="string">
            <text:p>I, A</text:p>
          </table:table-cell>
          <table:table-cell table:style-name="ce2" office:value-type="string" calcext:value-type="string">
            <text:p>В, Тл</text:p>
          </table:table-cell>
          <table:table-cell office:value-type="string" calcext:value-type="string">
            <text:p>Ф, 10^-3</text:p>
          </table:table-cell>
          <table:table-cell office:value-type="string" calcext:value-type="string">
            <text:p>m, г</text:p>
          </table:table-cell>
          <table:table-cell office:value-type="string" calcext:value-type="string">
            <text:p>pog_I</text:p>
          </table:table-cell>
          <table:table-cell office:value-type="string" calcext:value-type="string">
            <text:p>Pog_Ф</text:p>
          </table:table-cell>
          <table:table-cell office:value-type="string" calcext:value-type="string">
            <text:p>pog_B</text:p>
          </table:table-cell>
          <table:table-cell table:style-name="ce2" office:value-type="string" calcext:value-type="string">
            <text:p>delta_P</text:p>
          </table:table-cell>
          <table:table-cell table:style-name="ce2" office:value-type="string" calcext:value-type="string">
            <text:p>pog_delta_P</text:p>
          </table:table-cell>
          <table:table-cell/>
          <table:table-cell office:value-type="string" calcext:value-type="string">
            <text:p>B^2</text:p>
          </table:table-cell>
          <table:table-cell office:value-type="string" calcext:value-type="string">
            <text:p>pog_B^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table:style-name="ce4" table:formula="of:=([.E3]*10^-3)/[.$K$1]" office:value-type="float" office:value="0.111111111111111" calcext:value-type="float">
            <text:p>0.111</text:p>
          </table:table-cell>
          <table:table-cell office:value-type="float" office:value="0.8" calcext:value-type="float">
            <text:p>0.8</text:p>
          </table:table-cell>
          <table:table-cell office:value-type="float" office:value="150.7" calcext:value-type="float">
            <text:p>150.7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formula="of:=[.D3]*([.H3]/[.E3])" office:value-type="float" office:value="0.0138888888888889" calcext:value-type="float">
            <text:p>0.0138888888888889</text:p>
          </table:table-cell>
          <table:table-cell table:formula="of:=(-[.$G$1] +[.F3])*9.81" office:value-type="float" office:value="-0.647460000000025" calcext:value-type="float">
            <text:p>-0.647</text:p>
          </table:table-cell>
          <table:table-cell table:formula="of:=2*0.001*9.81" office:value-type="float" office:value="0.01962" calcext:value-type="float">
            <text:p>0.020</text:p>
          </table:table-cell>
          <table:table-cell/>
          <table:table-cell table:formula="of:=[.D3]*[.D3]" office:value-type="float" office:value="0.0123456790123457" calcext:value-type="float">
            <text:p>0.0123456790123457</text:p>
          </table:table-cell>
          <table:table-cell table:formula="of:=[.M3]*([.I3]/[.D3])*2" office:value-type="float" office:value="0.00308641975308641" calcext:value-type="float">
            <text:p>0.0030864197530864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74" calcext:value-type="float">
            <text:p>0.74</text:p>
          </table:table-cell>
          <table:table-cell table:style-name="ce4" table:formula="of:=([.E4]*10^-3)/[.$K$1]" office:value-type="float" office:value="0.236111111111111" calcext:value-type="float">
            <text:p>0.236</text:p>
          </table:table-cell>
          <table:table-cell office:value-type="float" office:value="1.7" calcext:value-type="float">
            <text:p>1.7</text:p>
          </table:table-cell>
          <table:table-cell office:value-type="float" office:value="150.78" calcext:value-type="float">
            <text:p>150.78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formula="of:=[.D4]*([.H4]/[.E4])" office:value-type="float" office:value="0.0138888888888889" calcext:value-type="float">
            <text:p>0.0138888888888889</text:p>
          </table:table-cell>
          <table:table-cell table:formula="of:=(-[.$G$1] +[.F4])*9.81" office:value-type="float" office:value="0.137340000000098" calcext:value-type="float">
            <text:p>0.137</text:p>
          </table:table-cell>
          <table:table-cell table:formula="of:=2*0.001*9.81" office:value-type="float" office:value="0.01962" calcext:value-type="float">
            <text:p>0.020</text:p>
          </table:table-cell>
          <table:table-cell/>
          <table:table-cell table:formula="of:=[.D4]*[.D4]" office:value-type="float" office:value="0.0557484567901234" calcext:value-type="float">
            <text:p>0.0557484567901234</text:p>
          </table:table-cell>
          <table:table-cell table:formula="of:=[.M4]*([.I4]/[.D4])*2" office:value-type="float" office:value="0.00655864197530864" calcext:value-type="float">
            <text:p>0.00655864197530864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11" calcext:value-type="float">
            <text:p>1.11</text:p>
          </table:table-cell>
          <table:table-cell table:style-name="ce4" table:formula="of:=([.E5]*10^-3)/[.$K$1]" office:value-type="float" office:value="0.347222222222222" calcext:value-type="float">
            <text:p>0.347</text:p>
          </table:table-cell>
          <table:table-cell office:value-type="float" office:value="2.5" calcext:value-type="float">
            <text:p>2.5</text:p>
          </table:table-cell>
          <table:table-cell office:value-type="float" office:value="150.79" calcext:value-type="float">
            <text:p>150.79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formula="of:=[.D5]*([.H5]/[.E5])" office:value-type="float" office:value="0.0138888888888889" calcext:value-type="float">
            <text:p>0.0138888888888889</text:p>
          </table:table-cell>
          <table:table-cell table:formula="of:=(-[.$G$1] +[.F5])*9.81" office:value-type="float" office:value="0.235440000000009" calcext:value-type="float">
            <text:p>0.235</text:p>
          </table:table-cell>
          <table:table-cell table:formula="of:=2*0.001*9.81" office:value-type="float" office:value="0.01962" calcext:value-type="float">
            <text:p>0.020</text:p>
          </table:table-cell>
          <table:table-cell/>
          <table:table-cell table:formula="of:=[.D5]*[.D5]" office:value-type="float" office:value="0.120563271604938" calcext:value-type="float">
            <text:p>0.120563271604938</text:p>
          </table:table-cell>
          <table:table-cell table:formula="of:=[.M5]*([.I5]/[.D5])*2" office:value-type="float" office:value="0.00964506172839505" calcext:value-type="float">
            <text:p>0.0096450617283950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table:style-name="ce4" table:formula="of:=([.E6]*10^-3)/[.$K$1]" office:value-type="float" office:value="0.458333333333333" calcext:value-type="float">
            <text:p>0.458</text:p>
          </table:table-cell>
          <table:table-cell office:value-type="float" office:value="3.3" calcext:value-type="float">
            <text:p>3.3</text:p>
          </table:table-cell>
          <table:table-cell office:value-type="float" office:value="150.811" calcext:value-type="float">
            <text:p>150.81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formula="of:=[.D6]*([.H6]/[.E6])" office:value-type="float" office:value="0.0138888888888889" calcext:value-type="float">
            <text:p>0.0138888888888889</text:p>
          </table:table-cell>
          <table:table-cell table:formula="of:=(-[.$G$1] +[.F6])*9.81" office:value-type="float" office:value="0.441450000000156" calcext:value-type="float">
            <text:p>0.441</text:p>
          </table:table-cell>
          <table:table-cell table:formula="of:=2*0.001*9.81" office:value-type="float" office:value="0.01962" calcext:value-type="float">
            <text:p>0.020</text:p>
          </table:table-cell>
          <table:table-cell/>
          <table:table-cell table:formula="of:=[.D6]*[.D6]" office:value-type="float" office:value="0.210069444444444" calcext:value-type="float">
            <text:p>0.210069444444444</text:p>
          </table:table-cell>
          <table:table-cell table:formula="of:=[.M6]*([.I6]/[.D6])*2" office:value-type="float" office:value="0.0127314814814815" calcext:value-type="float">
            <text:p>0.012731481481481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85" calcext:value-type="float">
            <text:p>1.85</text:p>
          </table:table-cell>
          <table:table-cell table:style-name="ce4" table:formula="of:=([.E7]*10^-3)/[.$K$1]" office:value-type="float" office:value="0.569444444444444" calcext:value-type="float">
            <text:p>0.569</text:p>
          </table:table-cell>
          <table:table-cell office:value-type="float" office:value="4.1" calcext:value-type="float">
            <text:p>4.1</text:p>
          </table:table-cell>
          <table:table-cell office:value-type="float" office:value="150.831" calcext:value-type="float">
            <text:p>150.83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formula="of:=[.D7]*([.H7]/[.E7])" office:value-type="float" office:value="0.0138888888888889" calcext:value-type="float">
            <text:p>0.0138888888888889</text:p>
          </table:table-cell>
          <table:table-cell table:formula="of:=(-[.$G$1] +[.F7])*9.81" office:value-type="float" office:value="0.637649999999978" calcext:value-type="float">
            <text:p>0.638</text:p>
          </table:table-cell>
          <table:table-cell table:formula="of:=2*0.001*9.81" office:value-type="float" office:value="0.01962" calcext:value-type="float">
            <text:p>0.020</text:p>
          </table:table-cell>
          <table:table-cell/>
          <table:table-cell table:formula="of:=[.D7]*[.D7]" office:value-type="float" office:value="0.324266975308641" calcext:value-type="float">
            <text:p>0.324266975308641</text:p>
          </table:table-cell>
          <table:table-cell table:formula="of:=[.M7]*([.I7]/[.D7])*2" office:value-type="float" office:value="0.0158179012345679" calcext:value-type="float">
            <text:p>0.0158179012345679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.22" calcext:value-type="float">
            <text:p>2.22</text:p>
          </table:table-cell>
          <table:table-cell table:style-name="ce4" table:formula="of:=([.E8]*10^-3)/[.$K$1]" office:value-type="float" office:value="0.666666666666667" calcext:value-type="float">
            <text:p>0.667</text:p>
          </table:table-cell>
          <table:table-cell office:value-type="float" office:value="4.8" calcext:value-type="float">
            <text:p>4.8</text:p>
          </table:table-cell>
          <table:table-cell office:value-type="float" office:value="150.857" calcext:value-type="float">
            <text:p>150.857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formula="of:=[.D8]*([.H8]/[.E8])" office:value-type="float" office:value="0.0138888888888889" calcext:value-type="float">
            <text:p>0.0138888888888889</text:p>
          </table:table-cell>
          <table:table-cell table:formula="of:=(-[.$G$1] +[.F8])*9.81" office:value-type="float" office:value="0.89271000000008" calcext:value-type="float">
            <text:p>0.893</text:p>
          </table:table-cell>
          <table:table-cell table:formula="of:=2*0.001*9.81" office:value-type="float" office:value="0.01962" calcext:value-type="float">
            <text:p>0.020</text:p>
          </table:table-cell>
          <table:table-cell/>
          <table:table-cell table:formula="of:=[.D8]*[.D8]" office:value-type="float" office:value="0.444444444444445" calcext:value-type="float">
            <text:p>0.444444444444445</text:p>
          </table:table-cell>
          <table:table-cell table:formula="of:=[.M8]*([.I8]/[.D8])*2" office:value-type="float" office:value="0.0185185185185185" calcext:value-type="float">
            <text:p>0.0185185185185185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.59" calcext:value-type="float">
            <text:p>2.59</text:p>
          </table:table-cell>
          <table:table-cell table:style-name="ce4" table:formula="of:=([.E9]*10^-3)/[.$K$1]" office:value-type="float" office:value="0.763888888888889" calcext:value-type="float">
            <text:p>0.764</text:p>
          </table:table-cell>
          <table:table-cell office:value-type="float" office:value="5.5" calcext:value-type="float">
            <text:p>5.5</text:p>
          </table:table-cell>
          <table:table-cell office:value-type="float" office:value="150.89" calcext:value-type="float">
            <text:p>150.89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formula="of:=[.D9]*([.H9]/[.E9])" office:value-type="float" office:value="0.0138888888888889" calcext:value-type="float">
            <text:p>0.0138888888888889</text:p>
          </table:table-cell>
          <table:table-cell table:formula="of:=(-[.$G$1] +[.F9])*9.81" office:value-type="float" office:value="1.21643999999995" calcext:value-type="float">
            <text:p>1.216</text:p>
          </table:table-cell>
          <table:table-cell table:formula="of:=2*0.001*9.81" office:value-type="float" office:value="0.01962" calcext:value-type="float">
            <text:p>0.020</text:p>
          </table:table-cell>
          <table:table-cell/>
          <table:table-cell table:formula="of:=[.D9]*[.D9]" office:value-type="float" office:value="0.583526234567901" calcext:value-type="float">
            <text:p>0.583526234567901</text:p>
          </table:table-cell>
          <table:table-cell table:formula="of:=[.M9]*([.I9]/[.D9])*2" office:value-type="float" office:value="0.0212191358024691" calcext:value-type="float">
            <text:p>0.0212191358024691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.06" calcext:value-type="float">
            <text:p>3.06</text:p>
          </table:table-cell>
          <table:table-cell table:style-name="ce4" table:formula="of:=([.E10]*10^-3)/[.$K$1]" office:value-type="float" office:value="0.861111111111111" calcext:value-type="float">
            <text:p>0.861</text:p>
          </table:table-cell>
          <table:table-cell office:value-type="float" office:value="6.2" calcext:value-type="float">
            <text:p>6.2</text:p>
          </table:table-cell>
          <table:table-cell office:value-type="float" office:value="150.92" calcext:value-type="float">
            <text:p>150.92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formula="of:=[.D10]*([.H10]/[.E10])" office:value-type="float" office:value="0.0138888888888889" calcext:value-type="float">
            <text:p>0.0138888888888889</text:p>
          </table:table-cell>
          <table:table-cell table:formula="of:=(-[.$G$1] +[.F10])*9.81" office:value-type="float" office:value="1.51073999999996" calcext:value-type="float">
            <text:p>1.511</text:p>
          </table:table-cell>
          <table:table-cell table:formula="of:=2*0.001*9.81" office:value-type="float" office:value="0.01962" calcext:value-type="float">
            <text:p>0.020</text:p>
          </table:table-cell>
          <table:table-cell/>
          <table:table-cell table:formula="of:=[.D10]*[.D10]" office:value-type="float" office:value="0.741512345679012" calcext:value-type="float">
            <text:p>0.741512345679012</text:p>
          </table:table-cell>
          <table:table-cell table:formula="of:=[.M10]*([.I10]/[.D10])*2" office:value-type="float" office:value="0.0239197530864198" calcext:value-type="float">
            <text:p>0.0239197530864198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ce2"/>
          <table:table-cell/>
          <table:table-cell table:style-name="Default"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Медь</text:p>
          </table:table-cell>
          <table:covered-table-cell table:style-name="Default"/>
          <table:covered-table-cell/>
          <table:covered-table-cell table:style-name="Default"/>
          <table:table-cell table:style-name="Default" office:value-type="string" calcext:value-type="string">
            <text:p>m0</text:p>
          </table:table-cell>
          <table:table-cell table:style-name="Default" office:value-type="float" office:value="83.377" calcext:value-type="float">
            <text:p>83.377</text:p>
          </table:table-cell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№</text:p>
          </table:table-cell>
          <table:table-cell office:value-type="string" calcext:value-type="string">
            <text:p>I, A</text:p>
          </table:table-cell>
          <table:table-cell table:style-name="ce2" office:value-type="string" calcext:value-type="string">
            <text:p>В, Тл</text:p>
          </table:table-cell>
          <table:table-cell office:value-type="string" calcext:value-type="string">
            <text:p>Ф, 10^-3</text:p>
          </table:table-cell>
          <table:table-cell office:value-type="string" calcext:value-type="string">
            <text:p>m, г</text:p>
          </table:table-cell>
          <table:table-cell office:value-type="string" calcext:value-type="string">
            <text:p>pog_I</text:p>
          </table:table-cell>
          <table:table-cell office:value-type="string" calcext:value-type="string">
            <text:p>Pog_Ф</text:p>
          </table:table-cell>
          <table:table-cell office:value-type="string" calcext:value-type="string">
            <text:p>pog_B</text:p>
          </table:table-cell>
          <table:table-cell table:style-name="ce2" office:value-type="string" calcext:value-type="string">
            <text:p>delta_P</text:p>
          </table:table-cell>
          <table:table-cell table:style-name="ce2" office:value-type="string" calcext:value-type="string">
            <text:p>pog_delta_P</text:p>
          </table:table-cell>
          <table:table-cell/>
          <table:table-cell office:value-type="string" calcext:value-type="string">
            <text:p>B^2</text:p>
          </table:table-cell>
          <table:table-cell office:value-type="string" calcext:value-type="string">
            <text:p>pog_B^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table:formula="of:=([.E15]*10^-3)/[.$K$1]" office:value-type="float" office:value="0.111111111111111" calcext:value-type="float">
            <text:p>0.111111111111111</text:p>
          </table:table-cell>
          <table:table-cell office:value-type="float" office:value="0.8" calcext:value-type="float">
            <text:p>0.8</text:p>
          </table:table-cell>
          <table:table-cell office:value-type="float" office:value="83.378" calcext:value-type="float">
            <text:p>83.378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formula="of:=[.D15]*([.H15]/[.E15])" office:value-type="float" office:value="0.0138888888888889" calcext:value-type="float">
            <text:p>0.0138888888888889</text:p>
          </table:table-cell>
          <table:table-cell table:formula="of:=([.F15]-[.$G$13])*9.81" office:value-type="float" office:value="0.00981000000004684" calcext:value-type="float">
            <text:p>0.010</text:p>
          </table:table-cell>
          <table:table-cell table:formula="of:=2*0.001*9.81" office:value-type="float" office:value="0.01962" calcext:value-type="float">
            <text:p>0.020</text:p>
          </table:table-cell>
          <table:table-cell/>
          <table:table-cell table:formula="of:=[.D15]*[.D15]" office:value-type="float" office:value="0.0123456790123457" calcext:value-type="float">
            <text:p>0.0123456790123457</text:p>
          </table:table-cell>
          <table:table-cell table:formula="of:=[.M3]*([.I3]/[.D3])*2" office:value-type="float" office:value="0.00308641975308641" calcext:value-type="float">
            <text:p>0.0030864197530864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74" calcext:value-type="float">
            <text:p>0.74</text:p>
          </table:table-cell>
          <table:table-cell table:formula="of:=([.E16]*10^-3)/[.$K$1]" office:value-type="float" office:value="0.236111111111111" calcext:value-type="float">
            <text:p>0.236111111111111</text:p>
          </table:table-cell>
          <table:table-cell office:value-type="float" office:value="1.7" calcext:value-type="float">
            <text:p>1.7</text:p>
          </table:table-cell>
          <table:table-cell office:value-type="float" office:value="83.378" calcext:value-type="float">
            <text:p>83.378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formula="of:=[.D16]*([.H16]/[.E16])" office:value-type="float" office:value="0.0138888888888889" calcext:value-type="float">
            <text:p>0.0138888888888889</text:p>
          </table:table-cell>
          <table:table-cell table:formula="of:=([.F16]-[.$G$13])*9.81" office:value-type="float" office:value="0.00981000000004684" calcext:value-type="float">
            <text:p>0.010</text:p>
          </table:table-cell>
          <table:table-cell table:formula="of:=2*0.001*9.81" office:value-type="float" office:value="0.01962" calcext:value-type="float">
            <text:p>0.020</text:p>
          </table:table-cell>
          <table:table-cell/>
          <table:table-cell table:formula="of:=[.D16]*[.D16]" office:value-type="float" office:value="0.0557484567901235" calcext:value-type="float">
            <text:p>0.0557484567901235</text:p>
          </table:table-cell>
          <table:table-cell table:formula="of:=[.M4]*([.I4]/[.D4])*2" office:value-type="float" office:value="0.00655864197530864" calcext:value-type="float">
            <text:p>0.00655864197530864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11" calcext:value-type="float">
            <text:p>1.11</text:p>
          </table:table-cell>
          <table:table-cell table:formula="of:=([.E17]*10^-3)/[.$K$1]" office:value-type="float" office:value="0.347222222222222" calcext:value-type="float">
            <text:p>0.347222222222222</text:p>
          </table:table-cell>
          <table:table-cell office:value-type="float" office:value="2.5" calcext:value-type="float">
            <text:p>2.5</text:p>
          </table:table-cell>
          <table:table-cell office:value-type="float" office:value="83.377" calcext:value-type="float">
            <text:p>83.377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formula="of:=[.D17]*([.H17]/[.E17])" office:value-type="float" office:value="0.0138888888888889" calcext:value-type="float">
            <text:p>0.0138888888888889</text:p>
          </table:table-cell>
          <table:table-cell table:formula="of:=([.F17]-[.$G$13])*9.81" office:value-type="float" office:value="0" calcext:value-type="float">
            <text:p>0.000</text:p>
          </table:table-cell>
          <table:table-cell table:formula="of:=2*0.001*9.81" office:value-type="float" office:value="0.01962" calcext:value-type="float">
            <text:p>0.020</text:p>
          </table:table-cell>
          <table:table-cell/>
          <table:table-cell table:formula="of:=[.D17]*[.D17]" office:value-type="float" office:value="0.120563271604938" calcext:value-type="float">
            <text:p>0.120563271604938</text:p>
          </table:table-cell>
          <table:table-cell table:formula="of:=[.M5]*([.I5]/[.D5])*2" office:value-type="float" office:value="0.00964506172839505" calcext:value-type="float">
            <text:p>0.0096450617283950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table:formula="of:=([.E18]*10^-3)/[.$K$1]" office:value-type="float" office:value="0.458333333333333" calcext:value-type="float">
            <text:p>0.458333333333333</text:p>
          </table:table-cell>
          <table:table-cell office:value-type="float" office:value="3.3" calcext:value-type="float">
            <text:p>3.3</text:p>
          </table:table-cell>
          <table:table-cell office:value-type="float" office:value="83.376" calcext:value-type="float">
            <text:p>83.376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formula="of:=[.D18]*([.H18]/[.E18])" office:value-type="float" office:value="0.0138888888888889" calcext:value-type="float">
            <text:p>0.0138888888888889</text:p>
          </table:table-cell>
          <table:table-cell table:formula="of:=([.F18]-[.$G$13])*9.81" office:value-type="float" office:value="-0.00980999999990743" calcext:value-type="float">
            <text:p>-0.010</text:p>
          </table:table-cell>
          <table:table-cell table:formula="of:=2*0.001*9.81" office:value-type="float" office:value="0.01962" calcext:value-type="float">
            <text:p>0.020</text:p>
          </table:table-cell>
          <table:table-cell/>
          <table:table-cell table:formula="of:=[.D18]*[.D18]" office:value-type="float" office:value="0.210069444444444" calcext:value-type="float">
            <text:p>0.210069444444444</text:p>
          </table:table-cell>
          <table:table-cell table:formula="of:=[.M6]*([.I6]/[.D6])*2" office:value-type="float" office:value="0.0127314814814815" calcext:value-type="float">
            <text:p>0.012731481481481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85" calcext:value-type="float">
            <text:p>1.85</text:p>
          </table:table-cell>
          <table:table-cell table:formula="of:=([.E19]*10^-3)/[.$K$1]" office:value-type="float" office:value="0.569444444444444" calcext:value-type="float">
            <text:p>0.569444444444444</text:p>
          </table:table-cell>
          <table:table-cell office:value-type="float" office:value="4.1" calcext:value-type="float">
            <text:p>4.1</text:p>
          </table:table-cell>
          <table:table-cell office:value-type="float" office:value="83.374" calcext:value-type="float">
            <text:p>83.374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formula="of:=[.D19]*([.H19]/[.E19])" office:value-type="float" office:value="0.0138888888888889" calcext:value-type="float">
            <text:p>0.0138888888888889</text:p>
          </table:table-cell>
          <table:table-cell table:formula="of:=([.F19]-[.$G$13])*9.81" office:value-type="float" office:value="-0.0294300000000011" calcext:value-type="float">
            <text:p>-0.029</text:p>
          </table:table-cell>
          <table:table-cell table:formula="of:=2*0.001*9.81" office:value-type="float" office:value="0.01962" calcext:value-type="float">
            <text:p>0.020</text:p>
          </table:table-cell>
          <table:table-cell/>
          <table:table-cell table:formula="of:=[.D19]*[.D19]" office:value-type="float" office:value="0.324266975308642" calcext:value-type="float">
            <text:p>0.324266975308642</text:p>
          </table:table-cell>
          <table:table-cell table:formula="of:=[.M7]*([.I7]/[.D7])*2" office:value-type="float" office:value="0.0158179012345679" calcext:value-type="float">
            <text:p>0.0158179012345679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.22" calcext:value-type="float">
            <text:p>2.22</text:p>
          </table:table-cell>
          <table:table-cell table:formula="of:=([.E20]*10^-3)/[.$K$1]" office:value-type="float" office:value="0.666666666666667" calcext:value-type="float">
            <text:p>0.666666666666667</text:p>
          </table:table-cell>
          <table:table-cell office:value-type="float" office:value="4.8" calcext:value-type="float">
            <text:p>4.8</text:p>
          </table:table-cell>
          <table:table-cell office:value-type="float" office:value="83.372" calcext:value-type="float">
            <text:p>83.372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formula="of:=[.D20]*([.H20]/[.E20])" office:value-type="float" office:value="0.0138888888888889" calcext:value-type="float">
            <text:p>0.0138888888888889</text:p>
          </table:table-cell>
          <table:table-cell table:formula="of:=([.F20]-[.$G$13])*9.81" office:value-type="float" office:value="-0.0490499999999554" calcext:value-type="float">
            <text:p>-0.049</text:p>
          </table:table-cell>
          <table:table-cell table:formula="of:=2*0.001*9.81" office:value-type="float" office:value="0.01962" calcext:value-type="float">
            <text:p>0.020</text:p>
          </table:table-cell>
          <table:table-cell/>
          <table:table-cell table:formula="of:=[.D20]*[.D20]" office:value-type="float" office:value="0.444444444444444" calcext:value-type="float">
            <text:p>0.444444444444444</text:p>
          </table:table-cell>
          <table:table-cell table:formula="of:=[.M8]*([.I8]/[.D8])*2" office:value-type="float" office:value="0.0185185185185185" calcext:value-type="float">
            <text:p>0.0185185185185185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.59" calcext:value-type="float">
            <text:p>2.59</text:p>
          </table:table-cell>
          <table:table-cell table:formula="of:=([.E21]*10^-3)/[.$K$1]" office:value-type="float" office:value="0.763888888888889" calcext:value-type="float">
            <text:p>0.763888888888889</text:p>
          </table:table-cell>
          <table:table-cell office:value-type="float" office:value="5.5" calcext:value-type="float">
            <text:p>5.5</text:p>
          </table:table-cell>
          <table:table-cell office:value-type="float" office:value="83.367" calcext:value-type="float">
            <text:p>83.367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formula="of:=[.D21]*([.H21]/[.E21])" office:value-type="float" office:value="0.0138888888888889" calcext:value-type="float">
            <text:p>0.0138888888888889</text:p>
          </table:table-cell>
          <table:table-cell table:formula="of:=([.F21]-[.$G$13])*9.81" office:value-type="float" office:value="-0.0980999999999108" calcext:value-type="float">
            <text:p>-0.098</text:p>
          </table:table-cell>
          <table:table-cell table:formula="of:=2*0.001*9.81" office:value-type="float" office:value="0.01962" calcext:value-type="float">
            <text:p>0.020</text:p>
          </table:table-cell>
          <table:table-cell/>
          <table:table-cell table:formula="of:=[.D21]*[.D21]" office:value-type="float" office:value="0.583526234567901" calcext:value-type="float">
            <text:p>0.583526234567901</text:p>
          </table:table-cell>
          <table:table-cell table:formula="of:=[.M9]*([.I9]/[.D9])*2" office:value-type="float" office:value="0.0212191358024691" calcext:value-type="float">
            <text:p>0.0212191358024691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.06" calcext:value-type="float">
            <text:p>3.06</text:p>
          </table:table-cell>
          <table:table-cell table:formula="of:=([.E22]*10^-3)/[.$K$1]" office:value-type="float" office:value="0.861111111111111" calcext:value-type="float">
            <text:p>0.861111111111111</text:p>
          </table:table-cell>
          <table:table-cell office:value-type="float" office:value="6.2" calcext:value-type="float">
            <text:p>6.2</text:p>
          </table:table-cell>
          <table:table-cell office:value-type="float" office:value="83.367" calcext:value-type="float">
            <text:p>83.367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formula="of:=[.D22]*([.H22]/[.E22])" office:value-type="float" office:value="0.0138888888888889" calcext:value-type="float">
            <text:p>0.0138888888888889</text:p>
          </table:table-cell>
          <table:table-cell table:formula="of:=([.F22]-[.$G$13])*9.81" office:value-type="float" office:value="-0.0980999999999108" calcext:value-type="float">
            <text:p>-0.098</text:p>
          </table:table-cell>
          <table:table-cell table:formula="of:=2*0.001*9.81" office:value-type="float" office:value="0.01962" calcext:value-type="float">
            <text:p>0.020</text:p>
          </table:table-cell>
          <table:table-cell/>
          <table:table-cell table:formula="of:=[.D22]*[.D22]" office:value-type="float" office:value="0.741512345679013" calcext:value-type="float">
            <text:p>0.741512345679013</text:p>
          </table:table-cell>
          <table:table-cell table:formula="of:=[.M10]*([.I10]/[.D10])*2" office:value-type="float" office:value="0.0239197530864198" calcext:value-type="float">
            <text:p>0.0239197530864198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ce2"/>
          <table:table-cell/>
          <table:table-cell table:style-name="Default"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Алюминий</text:p>
          </table:table-cell>
          <table:covered-table-cell table:style-name="Default"/>
          <table:covered-table-cell/>
          <table:covered-table-cell table:style-name="Default"/>
          <table:table-cell table:style-name="Default" office:value-type="string" calcext:value-type="string">
            <text:p>m0</text:p>
          </table:table-cell>
          <table:table-cell table:style-name="Default" office:value-type="float" office:value="25.219" calcext:value-type="float">
            <text:p>25.219</text:p>
          </table:table-cell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№</text:p>
          </table:table-cell>
          <table:table-cell office:value-type="string" calcext:value-type="string">
            <text:p>I, A</text:p>
          </table:table-cell>
          <table:table-cell table:style-name="ce2" office:value-type="string" calcext:value-type="string">
            <text:p>В, Тл</text:p>
          </table:table-cell>
          <table:table-cell office:value-type="string" calcext:value-type="string">
            <text:p>Ф, 10^-3</text:p>
          </table:table-cell>
          <table:table-cell office:value-type="string" calcext:value-type="string">
            <text:p>m, г</text:p>
          </table:table-cell>
          <table:table-cell office:value-type="string" calcext:value-type="string">
            <text:p>pog_I</text:p>
          </table:table-cell>
          <table:table-cell office:value-type="string" calcext:value-type="string">
            <text:p>Pog_Ф</text:p>
          </table:table-cell>
          <table:table-cell office:value-type="string" calcext:value-type="string">
            <text:p>pog_B</text:p>
          </table:table-cell>
          <table:table-cell table:style-name="ce2" office:value-type="string" calcext:value-type="string">
            <text:p>delta_P</text:p>
          </table:table-cell>
          <table:table-cell table:style-name="ce2" office:value-type="string" calcext:value-type="string">
            <text:p>pog_delta_P</text:p>
          </table:table-cell>
          <table:table-cell/>
          <table:table-cell office:value-type="string" calcext:value-type="string">
            <text:p>B^2</text:p>
          </table:table-cell>
          <table:table-cell office:value-type="string" calcext:value-type="string">
            <text:p>pog_B^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table:formula="of:=([.E27]*10^-3)/[.$K$1]" office:value-type="float" office:value="0.111111111111111" calcext:value-type="float">
            <text:p>0.111111111111111</text:p>
          </table:table-cell>
          <table:table-cell office:value-type="float" office:value="0.8" calcext:value-type="float">
            <text:p>0.8</text:p>
          </table:table-cell>
          <table:table-cell office:value-type="float" office:value="25.221" calcext:value-type="float">
            <text:p>25.22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formula="of:=[.D27]*([.H27]/[.E27])" office:value-type="float" office:value="0.0138888888888889" calcext:value-type="float">
            <text:p>0.0138888888888889</text:p>
          </table:table-cell>
          <table:table-cell table:formula="of:=(-[.$G$25]+[.F27])*9.81" office:value-type="float" office:value="0.0196199999999891" calcext:value-type="float">
            <text:p>0.020</text:p>
          </table:table-cell>
          <table:table-cell table:formula="of:=2*0.001*9.81" office:value-type="float" office:value="0.01962" calcext:value-type="float">
            <text:p>0.020</text:p>
          </table:table-cell>
          <table:table-cell/>
          <table:table-cell table:formula="of:=[.D27]*[.D27]" office:value-type="float" office:value="0.0123456790123457" calcext:value-type="float">
            <text:p>0.0123456790123457</text:p>
          </table:table-cell>
          <table:table-cell table:formula="of:=[.M3]*([.I3]/[.D3])*2" office:value-type="float" office:value="0.00308641975308641" calcext:value-type="float">
            <text:p>0.0030864197530864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74" calcext:value-type="float">
            <text:p>0.74</text:p>
          </table:table-cell>
          <table:table-cell table:formula="of:=([.E28]*10^-3)/[.$K$1]" office:value-type="float" office:value="0.236111111111111" calcext:value-type="float">
            <text:p>0.236111111111111</text:p>
          </table:table-cell>
          <table:table-cell office:value-type="float" office:value="1.7" calcext:value-type="float">
            <text:p>1.7</text:p>
          </table:table-cell>
          <table:table-cell office:value-type="float" office:value="25.225" calcext:value-type="float">
            <text:p>25.225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formula="of:=[.D28]*([.H28]/[.E28])" office:value-type="float" office:value="0.0138888888888889" calcext:value-type="float">
            <text:p>0.0138888888888889</text:p>
          </table:table-cell>
          <table:table-cell table:formula="of:=(-[.$G$25]+[.F28])*9.81" office:value-type="float" office:value="0.0588600000000022" calcext:value-type="float">
            <text:p>0.059</text:p>
          </table:table-cell>
          <table:table-cell table:formula="of:=2*0.001*9.81" office:value-type="float" office:value="0.01962" calcext:value-type="float">
            <text:p>0.020</text:p>
          </table:table-cell>
          <table:table-cell/>
          <table:table-cell table:formula="of:=[.D28]*[.D28]" office:value-type="float" office:value="0.0557484567901235" calcext:value-type="float">
            <text:p>0.0557484567901235</text:p>
          </table:table-cell>
          <table:table-cell table:formula="of:=[.M4]*([.I4]/[.D4])*2" office:value-type="float" office:value="0.00655864197530864" calcext:value-type="float">
            <text:p>0.00655864197530864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11" calcext:value-type="float">
            <text:p>1.11</text:p>
          </table:table-cell>
          <table:table-cell table:formula="of:=([.E29]*10^-3)/[.$K$1]" office:value-type="float" office:value="0.347222222222222" calcext:value-type="float">
            <text:p>0.347222222222222</text:p>
          </table:table-cell>
          <table:table-cell office:value-type="float" office:value="2.5" calcext:value-type="float">
            <text:p>2.5</text:p>
          </table:table-cell>
          <table:table-cell office:value-type="float" office:value="25.231" calcext:value-type="float">
            <text:p>25.23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formula="of:=[.D29]*([.H29]/[.E29])" office:value-type="float" office:value="0.0138888888888889" calcext:value-type="float">
            <text:p>0.0138888888888889</text:p>
          </table:table-cell>
          <table:table-cell table:formula="of:=(-[.$G$25]+[.F29])*9.81" office:value-type="float" office:value="0.117720000000004" calcext:value-type="float">
            <text:p>0.118</text:p>
          </table:table-cell>
          <table:table-cell table:formula="of:=2*0.001*9.81" office:value-type="float" office:value="0.01962" calcext:value-type="float">
            <text:p>0.020</text:p>
          </table:table-cell>
          <table:table-cell/>
          <table:table-cell table:formula="of:=[.D29]*[.D29]" office:value-type="float" office:value="0.120563271604938" calcext:value-type="float">
            <text:p>0.120563271604938</text:p>
          </table:table-cell>
          <table:table-cell table:formula="of:=[.M5]*([.I5]/[.D5])*2" office:value-type="float" office:value="0.00964506172839505" calcext:value-type="float">
            <text:p>0.0096450617283950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table:formula="of:=([.E30]*10^-3)/[.$K$1]" office:value-type="float" office:value="0.458333333333333" calcext:value-type="float">
            <text:p>0.458333333333333</text:p>
          </table:table-cell>
          <table:table-cell office:value-type="float" office:value="3.3" calcext:value-type="float">
            <text:p>3.3</text:p>
          </table:table-cell>
          <table:table-cell office:value-type="float" office:value="25.236" calcext:value-type="float">
            <text:p>25.236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formula="of:=[.D30]*([.H30]/[.E30])" office:value-type="float" office:value="0.0138888888888889" calcext:value-type="float">
            <text:p>0.0138888888888889</text:p>
          </table:table-cell>
          <table:table-cell table:formula="of:=(-[.$G$25]+[.F30])*9.81" office:value-type="float" office:value="0.166769999999995" calcext:value-type="float">
            <text:p>0.167</text:p>
          </table:table-cell>
          <table:table-cell table:formula="of:=2*0.001*9.81" office:value-type="float" office:value="0.01962" calcext:value-type="float">
            <text:p>0.020</text:p>
          </table:table-cell>
          <table:table-cell/>
          <table:table-cell table:formula="of:=[.D30]*[.D30]" office:value-type="float" office:value="0.210069444444444" calcext:value-type="float">
            <text:p>0.210069444444444</text:p>
          </table:table-cell>
          <table:table-cell table:formula="of:=[.M6]*([.I6]/[.D6])*2" office:value-type="float" office:value="0.0127314814814815" calcext:value-type="float">
            <text:p>0.012731481481481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85" calcext:value-type="float">
            <text:p>1.85</text:p>
          </table:table-cell>
          <table:table-cell table:formula="of:=([.E31]*10^-3)/[.$K$1]" office:value-type="float" office:value="0.569444444444444" calcext:value-type="float">
            <text:p>0.569444444444444</text:p>
          </table:table-cell>
          <table:table-cell office:value-type="float" office:value="4.1" calcext:value-type="float">
            <text:p>4.1</text:p>
          </table:table-cell>
          <table:table-cell office:value-type="float" office:value="25.25" calcext:value-type="float">
            <text:p>25.25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formula="of:=[.D31]*([.H31]/[.E31])" office:value-type="float" office:value="0.0138888888888889" calcext:value-type="float">
            <text:p>0.0138888888888889</text:p>
          </table:table-cell>
          <table:table-cell table:formula="of:=(-[.$G$25]+[.F31])*9.81" office:value-type="float" office:value="0.304109999999988" calcext:value-type="float">
            <text:p>0.304</text:p>
          </table:table-cell>
          <table:table-cell table:formula="of:=2*0.001*9.81" office:value-type="float" office:value="0.01962" calcext:value-type="float">
            <text:p>0.020</text:p>
          </table:table-cell>
          <table:table-cell/>
          <table:table-cell table:formula="of:=[.D31]*[.D31]" office:value-type="float" office:value="0.324266975308642" calcext:value-type="float">
            <text:p>0.324266975308642</text:p>
          </table:table-cell>
          <table:table-cell table:formula="of:=[.M7]*([.I7]/[.D7])*2" office:value-type="float" office:value="0.0158179012345679" calcext:value-type="float">
            <text:p>0.0158179012345679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.22" calcext:value-type="float">
            <text:p>2.22</text:p>
          </table:table-cell>
          <table:table-cell table:formula="of:=([.E32]*10^-3)/[.$K$1]" office:value-type="float" office:value="0.666666666666667" calcext:value-type="float">
            <text:p>0.666666666666667</text:p>
          </table:table-cell>
          <table:table-cell office:value-type="float" office:value="4.8" calcext:value-type="float">
            <text:p>4.8</text:p>
          </table:table-cell>
          <table:table-cell office:value-type="float" office:value="25.26" calcext:value-type="float">
            <text:p>25.26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formula="of:=[.D32]*([.H32]/[.E32])" office:value-type="float" office:value="0.0138888888888889" calcext:value-type="float">
            <text:p>0.0138888888888889</text:p>
          </table:table-cell>
          <table:table-cell table:formula="of:=(-[.$G$25]+[.F32])*9.81" office:value-type="float" office:value="0.402210000000004" calcext:value-type="float">
            <text:p>0.402</text:p>
          </table:table-cell>
          <table:table-cell table:formula="of:=2*0.001*9.81" office:value-type="float" office:value="0.01962" calcext:value-type="float">
            <text:p>0.020</text:p>
          </table:table-cell>
          <table:table-cell/>
          <table:table-cell table:formula="of:=[.D32]*[.D32]" office:value-type="float" office:value="0.444444444444444" calcext:value-type="float">
            <text:p>0.444444444444444</text:p>
          </table:table-cell>
          <table:table-cell table:formula="of:=[.M8]*([.I8]/[.D8])*2" office:value-type="float" office:value="0.0185185185185185" calcext:value-type="float">
            <text:p>0.0185185185185185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.59" calcext:value-type="float">
            <text:p>2.59</text:p>
          </table:table-cell>
          <table:table-cell table:formula="of:=([.E33]*10^-3)/[.$K$1]" office:value-type="float" office:value="0.763888888888889" calcext:value-type="float">
            <text:p>0.763888888888889</text:p>
          </table:table-cell>
          <table:table-cell office:value-type="float" office:value="5.5" calcext:value-type="float">
            <text:p>5.5</text:p>
          </table:table-cell>
          <table:table-cell office:value-type="float" office:value="25.271" calcext:value-type="float">
            <text:p>25.27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formula="of:=[.D33]*([.H33]/[.E33])" office:value-type="float" office:value="0.0138888888888889" calcext:value-type="float">
            <text:p>0.0138888888888889</text:p>
          </table:table-cell>
          <table:table-cell table:formula="of:=(-[.$G$25]+[.F33])*9.81" office:value-type="float" office:value="0.510119999999996" calcext:value-type="float">
            <text:p>0.510</text:p>
          </table:table-cell>
          <table:table-cell table:formula="of:=2*0.001*9.81" office:value-type="float" office:value="0.01962" calcext:value-type="float">
            <text:p>0.020</text:p>
          </table:table-cell>
          <table:table-cell/>
          <table:table-cell table:formula="of:=[.D33]*[.D33]" office:value-type="float" office:value="0.583526234567901" calcext:value-type="float">
            <text:p>0.583526234567901</text:p>
          </table:table-cell>
          <table:table-cell table:formula="of:=[.M9]*([.I9]/[.D9])*2" office:value-type="float" office:value="0.0212191358024691" calcext:value-type="float">
            <text:p>0.0212191358024691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.06" calcext:value-type="float">
            <text:p>3.06</text:p>
          </table:table-cell>
          <table:table-cell table:formula="of:=([.E34]*10^-3)/[.$K$1]" office:value-type="float" office:value="0.861111111111111" calcext:value-type="float">
            <text:p>0.861111111111111</text:p>
          </table:table-cell>
          <table:table-cell office:value-type="float" office:value="6.2" calcext:value-type="float">
            <text:p>6.2</text:p>
          </table:table-cell>
          <table:table-cell office:value-type="float" office:value="25.285" calcext:value-type="float">
            <text:p>25.285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formula="of:=[.D34]*([.H34]/[.E34])" office:value-type="float" office:value="0.0138888888888889" calcext:value-type="float">
            <text:p>0.0138888888888889</text:p>
          </table:table-cell>
          <table:table-cell table:formula="of:=(-[.$G$25]+[.F34])*9.81" office:value-type="float" office:value="0.64745999999999" calcext:value-type="float">
            <text:p>0.647</text:p>
          </table:table-cell>
          <table:table-cell table:formula="of:=2*0.001*9.81" office:value-type="float" office:value="0.01962" calcext:value-type="float">
            <text:p>0.020</text:p>
          </table:table-cell>
          <table:table-cell/>
          <table:table-cell table:formula="of:=[.D34]*[.D34]" office:value-type="float" office:value="0.741512345679013" calcext:value-type="float">
            <text:p>0.741512345679013</text:p>
          </table:table-cell>
          <table:table-cell table:formula="of:=[.M10]*([.I10]/[.D10])*2" office:value-type="float" office:value="0.0239197530864198" calcext:value-type="float">
            <text:p>0.0239197530864198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Графит</text:p>
          </table:table-cell>
          <table:covered-table-cell table:style-name="Default"/>
          <table:covered-table-cell/>
          <table:covered-table-cell table:style-name="Default"/>
          <table:table-cell table:style-name="Default" office:value-type="string" calcext:value-type="string">
            <text:p>m0</text:p>
          </table:table-cell>
          <table:table-cell table:style-name="Default" office:value-type="float" office:value="11.563" calcext:value-type="float">
            <text:p>11.563</text:p>
          </table:table-cell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№</text:p>
          </table:table-cell>
          <table:table-cell office:value-type="string" calcext:value-type="string">
            <text:p>I, A</text:p>
          </table:table-cell>
          <table:table-cell table:style-name="ce2" office:value-type="string" calcext:value-type="string">
            <text:p>В, Тл</text:p>
          </table:table-cell>
          <table:table-cell office:value-type="string" calcext:value-type="string">
            <text:p>Ф, 10^-3</text:p>
          </table:table-cell>
          <table:table-cell office:value-type="string" calcext:value-type="string">
            <text:p>m, г</text:p>
          </table:table-cell>
          <table:table-cell office:value-type="string" calcext:value-type="string">
            <text:p>pog_I</text:p>
          </table:table-cell>
          <table:table-cell office:value-type="string" calcext:value-type="string">
            <text:p>Pog_Ф</text:p>
          </table:table-cell>
          <table:table-cell office:value-type="string" calcext:value-type="string">
            <text:p>pog_B</text:p>
          </table:table-cell>
          <table:table-cell table:style-name="ce2" office:value-type="string" calcext:value-type="string">
            <text:p>delta_P</text:p>
          </table:table-cell>
          <table:table-cell table:style-name="ce2" office:value-type="string" calcext:value-type="string">
            <text:p>pog_delta_P</text:p>
          </table:table-cell>
          <table:table-cell/>
          <table:table-cell office:value-type="string" calcext:value-type="string">
            <text:p>B^2</text:p>
          </table:table-cell>
          <table:table-cell office:value-type="string" calcext:value-type="string">
            <text:p>pog_B^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table:formula="of:=([.E39]*10^-3)/[.$K$1]" office:value-type="float" office:value="0.111111111111111" calcext:value-type="float">
            <text:p>0.111111111111111</text:p>
          </table:table-cell>
          <table:table-cell office:value-type="float" office:value="0.8" calcext:value-type="float">
            <text:p>0.8</text:p>
          </table:table-cell>
          <table:table-cell office:value-type="float" office:value="11.574" calcext:value-type="float">
            <text:p>11.574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formula="of:=[.D39]*([.H39]/[.E39])" office:value-type="float" office:value="0.0138888888888889" calcext:value-type="float">
            <text:p>0.0138888888888889</text:p>
          </table:table-cell>
          <table:table-cell table:formula="of:=(-[.$G$37] + [.F39])*9.81" office:value-type="float" office:value="0.107909999999992" calcext:value-type="float">
            <text:p>0.108</text:p>
          </table:table-cell>
          <table:table-cell table:formula="of:=2*0.001*9.81" office:value-type="float" office:value="0.01962" calcext:value-type="float">
            <text:p>0.020</text:p>
          </table:table-cell>
          <table:table-cell/>
          <table:table-cell table:formula="of:=[.D39]*[.D39]" office:value-type="float" office:value="0.0123456790123457" calcext:value-type="float">
            <text:p>0.0123456790123457</text:p>
          </table:table-cell>
          <table:table-cell table:formula="of:=[.M3]*([.I3]/[.D3])*2" office:value-type="float" office:value="0.00308641975308641" calcext:value-type="float">
            <text:p>0.0030864197530864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74" calcext:value-type="float">
            <text:p>0.74</text:p>
          </table:table-cell>
          <table:table-cell table:formula="of:=([.E40]*10^-3)/[.$K$1]" office:value-type="float" office:value="0.236111111111111" calcext:value-type="float">
            <text:p>0.236111111111111</text:p>
          </table:table-cell>
          <table:table-cell office:value-type="float" office:value="1.7" calcext:value-type="float">
            <text:p>1.7</text:p>
          </table:table-cell>
          <table:table-cell office:value-type="float" office:value="11.607" calcext:value-type="float">
            <text:p>11.607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formula="of:=[.D40]*([.H40]/[.E40])" office:value-type="float" office:value="0.0138888888888889" calcext:value-type="float">
            <text:p>0.0138888888888889</text:p>
          </table:table-cell>
          <table:table-cell table:formula="of:=(-[.$G$37] + [.F40])*9.81" office:value-type="float" office:value="0.431639999999987" calcext:value-type="float">
            <text:p>0.432</text:p>
          </table:table-cell>
          <table:table-cell table:formula="of:=2*0.001*9.81" office:value-type="float" office:value="0.01962" calcext:value-type="float">
            <text:p>0.020</text:p>
          </table:table-cell>
          <table:table-cell/>
          <table:table-cell table:formula="of:=[.D40]*[.D40]" office:value-type="float" office:value="0.0557484567901235" calcext:value-type="float">
            <text:p>0.0557484567901235</text:p>
          </table:table-cell>
          <table:table-cell table:formula="of:=[.M4]*([.I4]/[.D4])*2" office:value-type="float" office:value="0.00655864197530864" calcext:value-type="float">
            <text:p>0.00655864197530864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11" calcext:value-type="float">
            <text:p>1.11</text:p>
          </table:table-cell>
          <table:table-cell table:formula="of:=([.E41]*10^-3)/[.$K$1]" office:value-type="float" office:value="0.347222222222222" calcext:value-type="float">
            <text:p>0.347222222222222</text:p>
          </table:table-cell>
          <table:table-cell office:value-type="float" office:value="2.5" calcext:value-type="float">
            <text:p>2.5</text:p>
          </table:table-cell>
          <table:table-cell office:value-type="float" office:value="11.641" calcext:value-type="float">
            <text:p>11.64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formula="of:=[.D41]*([.H41]/[.E41])" office:value-type="float" office:value="0.0138888888888889" calcext:value-type="float">
            <text:p>0.0138888888888889</text:p>
          </table:table-cell>
          <table:table-cell table:formula="of:=(-[.$G$37] + [.F41])*9.81" office:value-type="float" office:value="0.765179999999994" calcext:value-type="float">
            <text:p>0.765</text:p>
          </table:table-cell>
          <table:table-cell table:formula="of:=2*0.001*9.81" office:value-type="float" office:value="0.01962" calcext:value-type="float">
            <text:p>0.020</text:p>
          </table:table-cell>
          <table:table-cell/>
          <table:table-cell table:formula="of:=[.D41]*[.D41]" office:value-type="float" office:value="0.120563271604938" calcext:value-type="float">
            <text:p>0.120563271604938</text:p>
          </table:table-cell>
          <table:table-cell table:formula="of:=[.M5]*([.I5]/[.D5])*2" office:value-type="float" office:value="0.00964506172839505" calcext:value-type="float">
            <text:p>0.0096450617283950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table:formula="of:=([.E42]*10^-3)/[.$K$1]" office:value-type="float" office:value="0.458333333333333" calcext:value-type="float">
            <text:p>0.458333333333333</text:p>
          </table:table-cell>
          <table:table-cell office:value-type="float" office:value="3.3" calcext:value-type="float">
            <text:p>3.3</text:p>
          </table:table-cell>
          <table:table-cell office:value-type="float" office:value="11.683" calcext:value-type="float">
            <text:p>11.683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formula="of:=[.D42]*([.H42]/[.E42])" office:value-type="float" office:value="0.0138888888888889" calcext:value-type="float">
            <text:p>0.0138888888888889</text:p>
          </table:table-cell>
          <table:table-cell table:formula="of:=(-[.$G$37] + [.F42])*9.81" office:value-type="float" office:value="1.17719999999999" calcext:value-type="float">
            <text:p>1.177</text:p>
          </table:table-cell>
          <table:table-cell table:formula="of:=2*0.001*9.81" office:value-type="float" office:value="0.01962" calcext:value-type="float">
            <text:p>0.020</text:p>
          </table:table-cell>
          <table:table-cell/>
          <table:table-cell table:formula="of:=[.D42]*[.D42]" office:value-type="float" office:value="0.210069444444444" calcext:value-type="float">
            <text:p>0.210069444444444</text:p>
          </table:table-cell>
          <table:table-cell table:formula="of:=[.M6]*([.I6]/[.D6])*2" office:value-type="float" office:value="0.0127314814814815" calcext:value-type="float">
            <text:p>0.012731481481481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85" calcext:value-type="float">
            <text:p>1.85</text:p>
          </table:table-cell>
          <table:table-cell table:formula="of:=([.E43]*10^-3)/[.$K$1]" office:value-type="float" office:value="0.569444444444444" calcext:value-type="float">
            <text:p>0.569444444444444</text:p>
          </table:table-cell>
          <table:table-cell office:value-type="float" office:value="4.1" calcext:value-type="float">
            <text:p>4.1</text:p>
          </table:table-cell>
          <table:table-cell office:value-type="float" office:value="11.725" calcext:value-type="float">
            <text:p>11.725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formula="of:=[.D43]*([.H43]/[.E43])" office:value-type="float" office:value="0.0138888888888889" calcext:value-type="float">
            <text:p>0.0138888888888889</text:p>
          </table:table-cell>
          <table:table-cell table:formula="of:=(-[.$G$37] + [.F43])*9.81" office:value-type="float" office:value="1.58921999999999" calcext:value-type="float">
            <text:p>1.589</text:p>
          </table:table-cell>
          <table:table-cell table:formula="of:=2*0.001*9.81" office:value-type="float" office:value="0.01962" calcext:value-type="float">
            <text:p>0.020</text:p>
          </table:table-cell>
          <table:table-cell/>
          <table:table-cell table:formula="of:=[.D43]*[.D43]" office:value-type="float" office:value="0.324266975308642" calcext:value-type="float">
            <text:p>0.324266975308642</text:p>
          </table:table-cell>
          <table:table-cell table:formula="of:=[.M7]*([.I7]/[.D7])*2" office:value-type="float" office:value="0.0158179012345679" calcext:value-type="float">
            <text:p>0.0158179012345679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.22" calcext:value-type="float">
            <text:p>2.22</text:p>
          </table:table-cell>
          <table:table-cell table:formula="of:=([.E44]*10^-3)/[.$K$1]" office:value-type="float" office:value="0.666666666666667" calcext:value-type="float">
            <text:p>0.666666666666667</text:p>
          </table:table-cell>
          <table:table-cell office:value-type="float" office:value="4.8" calcext:value-type="float">
            <text:p>4.8</text:p>
          </table:table-cell>
          <table:table-cell office:value-type="float" office:value="11.738" calcext:value-type="float">
            <text:p>11.738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formula="of:=[.D44]*([.H44]/[.E44])" office:value-type="float" office:value="0.0138888888888889" calcext:value-type="float">
            <text:p>0.0138888888888889</text:p>
          </table:table-cell>
          <table:table-cell table:formula="of:=(-[.$G$37] + [.F44])*9.81" office:value-type="float" office:value="1.71674999999999" calcext:value-type="float">
            <text:p>1.717</text:p>
          </table:table-cell>
          <table:table-cell table:formula="of:=2*0.001*9.81" office:value-type="float" office:value="0.01962" calcext:value-type="float">
            <text:p>0.020</text:p>
          </table:table-cell>
          <table:table-cell/>
          <table:table-cell table:formula="of:=[.D44]*[.D44]" office:value-type="float" office:value="0.444444444444444" calcext:value-type="float">
            <text:p>0.444444444444444</text:p>
          </table:table-cell>
          <table:table-cell table:formula="of:=[.M8]*([.I8]/[.D8])*2" office:value-type="float" office:value="0.0185185185185185" calcext:value-type="float">
            <text:p>0.0185185185185185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.59" calcext:value-type="float">
            <text:p>2.59</text:p>
          </table:table-cell>
          <table:table-cell table:formula="of:=([.E45]*10^-3)/[.$K$1]" office:value-type="float" office:value="0.763888888888889" calcext:value-type="float">
            <text:p>0.763888888888889</text:p>
          </table:table-cell>
          <table:table-cell office:value-type="float" office:value="5.5" calcext:value-type="float">
            <text:p>5.5</text:p>
          </table:table-cell>
          <table:table-cell office:value-type="float" office:value="11.765" calcext:value-type="float">
            <text:p>11.765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formula="of:=[.D45]*([.H45]/[.E45])" office:value-type="float" office:value="0.0138888888888889" calcext:value-type="float">
            <text:p>0.0138888888888889</text:p>
          </table:table-cell>
          <table:table-cell table:formula="of:=(-[.$G$37] + [.F45])*9.81" office:value-type="float" office:value="1.98162" calcext:value-type="float">
            <text:p>1.982</text:p>
          </table:table-cell>
          <table:table-cell table:formula="of:=2*0.001*9.81" office:value-type="float" office:value="0.01962" calcext:value-type="float">
            <text:p>0.020</text:p>
          </table:table-cell>
          <table:table-cell/>
          <table:table-cell table:formula="of:=[.D45]*[.D45]" office:value-type="float" office:value="0.583526234567901" calcext:value-type="float">
            <text:p>0.583526234567901</text:p>
          </table:table-cell>
          <table:table-cell table:formula="of:=[.M9]*([.I9]/[.D9])*2" office:value-type="float" office:value="0.0212191358024691" calcext:value-type="float">
            <text:p>0.0212191358024691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.06" calcext:value-type="float">
            <text:p>3.06</text:p>
          </table:table-cell>
          <table:table-cell table:formula="of:=([.E46]*10^-3)/[.$K$1]" office:value-type="float" office:value="0.861111111111111" calcext:value-type="float">
            <text:p>0.861111111111111</text:p>
          </table:table-cell>
          <table:table-cell office:value-type="float" office:value="6.2" calcext:value-type="float">
            <text:p>6.2</text:p>
          </table:table-cell>
          <table:table-cell office:value-type="float" office:value="11.802" calcext:value-type="float">
            <text:p>11.802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formula="of:=[.D46]*([.H46]/[.E46])" office:value-type="float" office:value="0.0138888888888889" calcext:value-type="float">
            <text:p>0.0138888888888889</text:p>
          </table:table-cell>
          <table:table-cell table:formula="of:=(-[.$G$37] + [.F46])*9.81" office:value-type="float" office:value="2.34458999999999" calcext:value-type="float">
            <text:p>2.345</text:p>
          </table:table-cell>
          <table:table-cell table:formula="of:=2*0.001*9.81" office:value-type="float" office:value="0.01962" calcext:value-type="float">
            <text:p>0.020</text:p>
          </table:table-cell>
          <table:table-cell/>
          <table:table-cell table:formula="of:=[.D46]*[.D46]" office:value-type="float" office:value="0.741512345679013" calcext:value-type="float">
            <text:p>0.741512345679013</text:p>
          </table:table-cell>
          <table:table-cell table:formula="of:=[.M10]*([.I10]/[.D10])*2" office:value-type="float" office:value="0.0239197530864198" calcext:value-type="float">
            <text:p>0.023919753086419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21:29:34.112472431</meta:creation-date>
    <dc:date>2023-12-09T00:49:24.878560323</dc:date>
    <meta:editing-duration>PT3H19M50S</meta:editing-duration>
    <meta:editing-cycles>4</meta:editing-cycles>
    <meta:generator>LibreOffice/7.4.7.2$Linux_X86_64 LibreOffice_project/40$Build-2</meta:generator>
    <meta:document-statistic meta:table-count="1" meta:cell-count="446" meta:object-count="0"/>
  </office:meta>
</office:document-meta>
</file>